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4" style:parent-style-name="Standard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5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6" style:parent-style-name="Standard" style:family="paragraph">
      <style:paragraph-properties fo:text-align="center" fo:margin-left="-0.827in">
        <style:tab-stops/>
      </style:paragraph-properties>
    </style:style>
    <style:style style:name="P27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8" style:parent-style-name="Standard" style:family="paragraph">
      <style:text-properties fo:color="#E7A8E5"/>
    </style:style>
    <style:style style:name="P29" style:parent-style-name="Unterschrift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Eigenleistungen</text:p>
      <text:p text:style-name="P23">Ich habe keine Gruppenmitglieder und die<text:s/>gesamte Projektplanung, sowie Entwicklung ist Eigenleistung.</text:p>
      <text:p text:style-name="P24"/>
      <text:p text:style-name="P25"/>
      <text:p text:style-name="P26"/>
      <text:p text:style-name="P27"/>
      <text:p text:style-name="P28"/>
      <text:p text:style-name="Anrede"/>
      <text:p text:style-name="Anrede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20:18:00Z</dc:date>
    <meta:template xlink:href="Briefkopf%20Erdfarben.dotx" xlink:type="simple"/>
    <meta:editing-cycles>17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17" meta:character-count="125" meta:row-count="1" meta:non-whitespace-character-count="109"/>
  </office:meta>
</office:document-meta>
</file>